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Courier, monospace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404040" fo:letter-spacing="normal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000000" style:font-name="SFMono-Regular" fo:font-size="9pt" fo:letter-spacing="normal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000000" style:font-name="SFMono-Regular" fo:font-size="9pt" fo:letter-spacing="normal" fo:font-style="normal" fo:font-weight="normal" officeooo:paragraph-rsid="000eb2fa" style:font-style-asian="normal" style:font-weight-asian="normal" style:font-style-complex="normal" style:font-weight-complex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000000" style:font-name="SFMono-Regular" fo:font-size="9pt" fo:letter-spacing="normal" fo:font-style="normal" fo:font-weight="normal" officeooo:paragraph-rsid="00189ce5" style:font-style-asian="normal" style:font-weight-asian="normal" style:font-style-complex="normal" style:font-weight-complex="normal"/>
    </style:style>
    <style:style style:name="T1" style:family="text">
      <style:text-properties style:font-name="SFMono-Regular" fo:font-size="9pt" fo:font-style="normal" fo:font-weight="normal"/>
    </style:style>
    <style:style style:name="T2" style:family="text">
      <style:text-properties fo:color="#666666" style:font-name="SFMono-Regular" fo:font-size="9pt" fo:font-style="normal" fo:font-weight="normal"/>
    </style:style>
    <style:style style:name="T3" style:family="text">
      <style:text-properties fo:color="#007020" style:font-name="SFMono-Regular" fo:font-size="9pt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mp 祕笈</text:p>
      <text:p text:style-name="Standard"/>
      <text:p text:style-name="Standard"><text:bookmark-start text:name="__DdeLink__102_2881406999"/><text:bookmark-start text:name="__DdeLink__99_2881406999"/><text:bookmark-start text:name="__DdeLink__97_2881406999"/>sudo firmwared<text:bookmark-end text:name="__DdeLink__102_2881406999"/><text:bookmark-end text:name="__DdeLink__99_2881406999"/><text:bookmark-end text:name="__DdeLink__97_2881406999"/></text:p>
      <text:p text:style-name="Standard"/>
      <text:p text:style-name="Standard">fdc ping</text:p>
      <text:p text:style-name="Standard"/>
      <text:p text:style-name="P1"><text:bookmark-start text:name="__DdeLink__105_2881406999"/><text:span text:style-name="T1">sphinx /opt/parrot-sphinx/usr/share/sphinx/drones/anafi4k.drone::stolen_interface</text:span><text:span text:style-name="T2">=</text:span><text:span text:style-name="T1">::simple_front_cam</text:span><text:span text:style-name="T2">=</text:span><text:span text:style-name="T3">true</text:span><text:bookmark-end text:name="__DdeLink__105_2881406999"/><text:span text:style-name="T3"><text:line-break/></text:span></text:p>
      <text:p text:style-name="P3"><text:bookmark-start text:name="__DdeLink__125_2085756923"/>source ~/code/parrot-groundsdk/./products/olympe/linux/env/shell<text:bookmark-end text:name="__DdeLink__125_2085756923"/></text:p>
      <text:p text:style-name="P3"/>
      <text:p text:style-name="P2"/>
      <text:p text:style-name="P2">cd <text:bookmark text:name="codecell2"/>code/groundsdk</text:p>
      <text:p text:style-name="P2"/>
      <text:p text:style-name="P2">./out/pdraw-linux/staging/native-wrapper.sh pdraw -u rtsp://10.202.0.1/live</text:p>
      <text:p text:style-name="P4">./out/pdraw-linux/staging/native-wrapper.sh pdraw -u rtsp://192.168.42.1/liv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Courier, monospace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4:45:39.988272985</meta:creation-date>
    <meta:editing-duration>PT4H36M46S</meta:editing-duration>
    <meta:editing-cycles>3</meta:editing-cycles>
    <meta:generator>LibreOffice/6.0.7.3$Linux_X86_64 LibreOffice_project/00m0$Build-3</meta:generator>
    <dc:date>2021-10-07T17:14:02.939297903</dc:date>
    <meta:document-statistic meta:table-count="0" meta:image-count="0" meta:object-count="0" meta:page-count="1" meta:paragraph-count="8" meta:word-count="21" meta:character-count="367" meta:non-whitespace-character-count="354"/>
  </office:meta>
</office:document-meta>
</file>